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43E0000050A69AF6345.gif"/>
  <manifest:file-entry manifest:media-type="image/gif" manifest:full-path="Pictures/10000000000004DD0000030284FEBB56.gif"/>
  <manifest:file-entry manifest:media-type="image/gif" manifest:full-path="Pictures/10000000000004EC000004977D33EAE1.gif"/>
  <manifest:file-entry manifest:media-type="image/gif" manifest:full-path="Pictures/1000000000000389000002710CEFE3CF.gif"/>
  <manifest:file-entry manifest:media-type="image/gif" manifest:full-path="Pictures/10000000000002E90000020D49A74BF8.gif"/>
  <manifest:file-entry manifest:media-type="image/gif" manifest:full-path="Pictures/10000000000005DD0000043E07ED0F43.gif"/>
  <manifest:file-entry manifest:media-type="image/gif" manifest:full-path="Pictures/10000000000004C9000002C6D3343EA4.gif"/>
  <manifest:file-entry manifest:media-type="image/gif" manifest:full-path="Pictures/10000000000004BA0000030C8516B342.gif"/>
  <manifest:file-entry manifest:media-type="image/gif" manifest:full-path="Pictures/100000000000033F0000033EA2781F08.gif"/>
  <manifest:file-entry manifest:media-type="image/gif" manifest:full-path="Pictures/100000000000048300000285DBE3A94F.gif"/>
  <manifest:file-entry manifest:media-type="image/gif" manifest:full-path="Pictures/1000000000000457000002A38670D90E.gif"/>
  <manifest:file-entry manifest:media-type="image/gif" manifest:full-path="Pictures/10000000000003F3000003B1CDFAB444.gif"/>
  <manifest:file-entry manifest:media-type="image/gif" manifest:full-path="Pictures/1000000000000448000004A6950E3610.gif"/>
  <manifest:file-entry manifest:media-type="image/gif" manifest:full-path="Pictures/100000000000023F0000023F2A82AD2A.gif"/>
  <manifest:file-entry manifest:media-type="image/gif" manifest:full-path="Pictures/1000000000000221000002037446C52C.gif"/>
  <manifest:file-entry manifest:media-type="image/gif" manifest:full-path="Pictures/10000000000006D100000479FA5B49A8.gif"/>
  <manifest:file-entry manifest:media-type="image/gif" manifest:full-path="Pictures/10000000000003D0000003895D48A9FC.gif"/>
  <manifest:file-entry manifest:media-type="image/gif" manifest:full-path="Pictures/1000000000000316000001EF0AD881AC.gif"/>
  <manifest:file-entry manifest:media-type="image/gif" manifest:full-path="Pictures/100000000000039E00000308F17F75C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layer="layout" svg:width="3.935cm" svg:height="1.043cm" svg:x="1cm" svg:y="19cm">
          <draw:text-box>
            <text:p text:style-name="P1">ccp.Annotation</text:p>
          </draw:text-box>
        </draw:frame>
        <draw:frame draw:style-name="gr2" draw:text-style-name="P2" draw:layer="layout" svg:width="27.699cm" svg:height="15.468cm" svg:x="1.143cm" svg:y="2.849cm">
          <draw:image xlink:href="Pictures/100000000000048300000285DBE3A94F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draw:style-name="gr1" draw:layer="layout" svg:width="4.693cm" svg:height="1.043cm" svg:x="1cm" svg:y="19.002cm">
          <draw:text-box>
            <text:p text:style-name="P1">ccp.Crystallization</text:p>
          </draw:text-box>
        </draw:frame>
        <draw:frame draw:style-name="gr2" draw:text-style-name="P2" draw:layer="layout" svg:width="22.67cm" svg:height="18.999cm" svg:x="5.83cm" svg:y="1.001cm">
          <draw:image xlink:href="Pictures/100000000000039E00000308F17F75C5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draw:style-name="gr1" draw:layer="layout" svg:width="2.932cm" svg:height="1.043cm" svg:x="1cm" svg:y="18.957cm">
          <draw:text-box>
            <text:p text:style-name="P1">ccp.DbRef</text:p>
          </draw:text-box>
        </draw:frame>
        <draw:frame draw:style-name="gr2" draw:text-style-name="P2" draw:layer="layout" svg:width="19.022cm" svg:height="18.999cm" svg:x="5.482cm" svg:y="1.083cm">
          <draw:image xlink:href="Pictures/100000000000033F0000033EA2781F08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style-name="gr1" draw:layer="layout" svg:width="4.401cm" svg:height="1.043cm" svg:x="1cm" svg:y="18.957cm">
          <draw:text-box>
            <text:p text:style-name="P1">ccp.ExpBlueprint</text:p>
          </draw:text-box>
        </draw:frame>
        <draw:frame draw:style-name="gr2" draw:text-style-name="P2" draw:layer="layout" svg:width="27.699cm" svg:height="17.13cm" svg:x="1.143cm" svg:y="2.018cm">
          <draw:image xlink:href="Pictures/10000000000004DD0000030284FEBB56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style-name="gr1" draw:layer="layout" svg:width="4.083cm" svg:height="1.043cm" svg:x="1cm" svg:y="19cm">
          <draw:text-box>
            <text:p text:style-name="P1">ccp.Experiment</text:p>
          </draw:text-box>
        </draw:frame>
        <draw:frame draw:style-name="gr2" draw:text-style-name="P2" draw:layer="layout" svg:width="27.699cm" svg:height="17.855cm" svg:x="1.143cm" svg:y="1.655cm">
          <draw:image xlink:href="Pictures/10000000000004BA0000030C8516B342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draw:style-name="gr1" draw:layer="layout" svg:width="4.083cm" svg:height="1.043cm" svg:x="1cm" svg:y="19.001cm">
          <draw:text-box>
            <text:p text:style-name="P1">ccp.Experiment</text:p>
          </draw:text-box>
        </draw:frame>
        <draw:frame draw:style-name="gr2" draw:text-style-name="P2" draw:layer="layout" svg:width="19.71cm" svg:height="13.89cm" svg:x="5.138cm" svg:y="3.638cm">
          <draw:image xlink:href="Pictures/10000000000002E90000020D49A74BF8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draw:style-name="gr2" draw:text-style-name="P2" draw:layer="layout" svg:width="27.699cm" svg:height="16.053cm" svg:x="1.143cm" svg:y="2.556cm">
          <draw:image xlink:href="Pictures/10000000000004C9000002C6D3343EA4.gif" xlink:type="simple" xlink:show="embed" xlink:actuate="onLoad">
            <text:p text:style-name="P1"/>
          </draw:image>
        </draw:frame>
        <draw:frame draw:style-name="gr1" draw:layer="layout" svg:width="2.987cm" svg:height="1.043cm" svg:x="1cm" svg:y="19.002cm">
          <draw:text-box>
            <text:p text:style-name="P1">ccp.Holder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draw:style-name="gr1" draw:layer="layout" svg:width="3.91cm" svg:height="1.043cm" svg:x="1cm" svg:y="18.957cm">
          <draw:text-box>
            <text:p text:style-name="P1">ccp.Instrument</text:p>
          </draw:text-box>
        </draw:frame>
        <draw:frame draw:style-name="gr2" draw:text-style-name="P2" draw:layer="layout" svg:width="27.699cm" svg:height="16.828cm" svg:x="1.143cm" svg:y="2.169cm">
          <draw:image xlink:href="Pictures/1000000000000457000002A38670D90E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draw:style-name="gr1" draw:layer="layout" svg:width="3.419cm" svg:height="1.043cm" svg:x="1cm" svg:y="19cm">
          <draw:text-box>
            <text:p text:style-name="P1">ccp.Location</text:p>
          </draw:text-box>
        </draw:frame>
        <draw:frame draw:style-name="gr2" draw:text-style-name="P2" draw:layer="layout" svg:width="20.901cm" svg:height="13.096cm" svg:x="4.542cm" svg:y="4.035cm">
          <draw:image xlink:href="Pictures/1000000000000316000001EF0AD881AC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style-name="gr1" draw:layer="layout" svg:width="3.186cm" svg:height="1.043cm" svg:x="1cm" svg:y="19cm">
          <draw:text-box>
            <text:p text:style-name="P1">ccp.Method</text:p>
          </draw:text-box>
        </draw:frame>
        <draw:frame draw:style-name="gr2" draw:text-style-name="P2" draw:layer="layout" svg:width="15.213cm" svg:height="15.213cm" svg:x="7.386cm" svg:y="2.976cm">
          <draw:image xlink:href="Pictures/100000000000023F0000023F2A82AD2A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draw:style-name="gr1" draw:layer="layout" svg:width="3.533cm" svg:height="1.043cm" svg:x="1cm" svg:y="18.957cm">
          <draw:text-box>
            <text:p text:style-name="P1">ccp.Molecule</text:p>
          </draw:text-box>
        </draw:frame>
        <draw:frame draw:style-name="gr2" draw:text-style-name="P2" draw:layer="layout" svg:width="15.994cm" svg:height="18.999cm" svg:x="6.996cm" svg:y="1.083cm">
          <draw:image xlink:href="Pictures/100000000000043E0000050A69AF6345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draw:style-name="gr1" draw:layer="layout" svg:width="3.072cm" svg:height="1.043cm" svg:x="1cm" svg:y="18.957cm">
          <draw:text-box>
            <text:p text:style-name="P1">ccp.People</text:p>
          </draw:text-box>
        </draw:frame>
        <draw:frame draw:style-name="gr2" draw:text-style-name="P2" draw:layer="layout" svg:width="20.325cm" svg:height="18.999cm" svg:x="4.83cm" svg:y="1.083cm">
          <draw:image xlink:href="Pictures/10000000000003F3000003B1CDFAB444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draw:style-name="gr2" draw:text-style-name="P2" draw:layer="layout" svg:width="26.259cm" svg:height="18.999cm" svg:x="1.863cm" svg:y="1.083cm">
          <draw:image xlink:href="Pictures/10000000000005DD0000043E07ED0F43.gif" xlink:type="simple" xlink:show="embed" xlink:actuate="onLoad">
            <text:p text:style-name="P1"/>
          </draw:image>
        </draw:frame>
        <draw:frame draw:style-name="gr1" draw:layer="layout" svg:width="3.364cm" svg:height="1.043cm" svg:x="1cm" svg:y="18.957cm">
          <draw:text-box>
            <text:p text:style-name="P1">ccp.Protocol</text:p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style-name="gr2" draw:text-style-name="P2" draw:layer="layout" svg:width="27.699cm" svg:height="18.174cm" svg:x="1.143cm" svg:y="1.496cm">
          <draw:image xlink:href="Pictures/10000000000006D100000479FA5B49A8.gif" xlink:type="simple" xlink:show="embed" xlink:actuate="onLoad">
            <text:p text:style-name="P1"/>
          </draw:image>
        </draw:frame>
        <draw:frame draw:style-name="gr1" draw:layer="layout" svg:width="6.704cm" svg:height="1.043cm" svg:x="0.962cm" svg:y="18.957cm">
          <draw:text-box>
            <text:p text:style-name="P1">ccp.RefSampleComponent</text:p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draw:style-name="gr1" draw:layer="layout" svg:width="5.311cm" svg:height="1.043cm" svg:x="1cm" svg:y="18.957cm">
          <draw:text-box>
            <text:p text:style-name="P1">ccp.RiskAssessment</text:p>
          </draw:text-box>
        </draw:frame>
        <draw:frame draw:style-name="gr2" draw:text-style-name="P2" draw:layer="layout" svg:width="14.419cm" svg:height="13.625cm" svg:x="7.783cm" svg:y="3.77cm">
          <draw:image xlink:href="Pictures/1000000000000221000002037446C52C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draw:style-name="gr1" draw:layer="layout" svg:width="3.216cm" svg:height="1.043cm" svg:x="1cm" svg:y="18.957cm">
          <draw:text-box>
            <text:p text:style-name="P1">ccp.Sample</text:p>
          </draw:text-box>
        </draw:frame>
        <draw:frame draw:style-name="gr2" draw:text-style-name="P2" draw:layer="layout" svg:width="20.373cm" svg:height="18.999cm" svg:x="4.806cm" svg:y="1.083cm">
          <draw:image xlink:href="Pictures/10000000000004EC000004977D33EAE1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draw:style-name="gr1" draw:layer="layout" svg:width="2.957cm" svg:height="1.043cm" svg:x="1cm" svg:y="18.957cm">
          <draw:text-box>
            <text:p text:style-name="P1">ccp.Target</text:p>
          </draw:text-box>
        </draw:frame>
        <draw:frame draw:style-name="gr2" draw:text-style-name="P2" draw:layer="layout" svg:width="17.498cm" svg:height="18.999cm" svg:x="6.244cm" svg:y="1.083cm">
          <draw:image xlink:href="Pictures/1000000000000448000004A6950E3610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draw:style-name="gr1" draw:layer="layout" svg:width="5.993cm" svg:height="1.043cm" svg:x="1cm" svg:y="19cm">
          <draw:text-box>
            <text:p text:style-name="P1">memops.AccessControl</text:p>
          </draw:text-box>
        </draw:frame>
        <draw:frame draw:style-name="gr2" draw:text-style-name="P2" draw:layer="layout" svg:width="23.944cm" svg:height="16.535cm" svg:x="3.021cm" svg:y="2.315cm">
          <draw:image xlink:href="Pictures/1000000000000389000002710CEFE3CF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draw:style-name="gr1" draw:layer="layout" svg:width="6.175cm" svg:height="1.043cm" svg:x="1cm" svg:y="19cm">
          <draw:text-box>
            <text:p text:style-name="P1">memops.Implementation</text:p>
          </draw:text-box>
        </draw:frame>
        <draw:frame draw:style-name="gr2" draw:text-style-name="P2" draw:layer="layout" svg:width="20.489cm" svg:height="18.999cm" svg:x="7.5cm" svg:y="1.001cm">
          <draw:image xlink:href="Pictures/10000000000003D0000003895D48A9FC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4.199cm" svg:x="2.97cm" svg:y="4.144cm" draw:page-number="1"/>
      <draw:page-thumbnail draw:layer="backgroundobjects" svg:width="5.939cm" svg:height="4.199cm" svg:x="11.88cm" svg:y="4.144cm"/>
      <draw:page-thumbnail draw:layer="backgroundobjects" svg:width="5.939cm" svg:height="4.199cm" svg:x="20.79cm" svg:y="4.144cm"/>
      <draw:page-thumbnail draw:layer="backgroundobjects" svg:width="5.939cm" svg:height="4.199cm" svg:x="2.97cm" svg:y="12.645cm"/>
      <draw:page-thumbnail draw:layer="backgroundobjects" svg:width="5.939cm" svg:height="4.199cm" svg:x="11.88cm" svg:y="12.645cm"/>
      <draw:page-thumbnail draw:layer="backgroundobjects" svg:width="5.939cm" svg:height="4.199cm" svg:x="20.79cm" svg:y="12.645cm"/>
    </style:handout-master>
    <style:master-page style:name="Default" style:page-layout-name="PM1" draw:style-name="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2.539cm" svg:x="2.385cm" svg:y="5.446cm" presentation:class="outline" presentation:placeholder="true">
        <draw:text-box/>
      </draw:frame>
      <draw:frame presentation:style-name="pr1" draw:text-style-name="P5" draw:layer="backgroundobjects" svg:width="8.78cm" svg:height="1.31cm" svg:x="10.473cm" svg:y="18.309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453cm" svg:height="1.31cm" svg:x="22.247cm" svg:y="1cm" presentation:class="page-number">
        <draw:text-box>
          <text:p text:style-name="P4"><text:span text:style-name="T1"><text:page-number>&lt;number&gt;</text:page-number></text:span></text:p>
        </draw:text-box>
      </draw:frame>
      <draw:frame presentation:style-name="pr1" draw:text-style-name="P2" draw:layer="backgroundobjects" svg:width="6.453cm" svg:height="1.31cm" svg:x="1cm" svg:y="1cm" presentation:class="date-time">
        <draw:text-box>
          <text:p text:style-name="P2"><text:span text:style-name="T2"><presentation:date-time/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12-07T19:05:45</meta:creation-date>
    <dc:date>2006-03-30T13:53:50</dc:date>
    <dc:language>en-US</dc:language>
    <meta:editing-cycles>10</meta:editing-cycles>
    <meta:editing-duration>PT1H36M57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